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8.84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17.59mm"/>
    </style:style>
    <style:style style:name="co6" style:family="table-column">
      <style:table-column-properties fo:break-before="auto" style:column-width="18.4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9"/>
    <style:style style:name="ce2" style:family="table-cell" style:parent-style-name="Default" style:data-style-name="N111"/>
    <style:style style:name="ce3" style:family="table-cell" style:parent-style-name="Default" style:data-style-name="N61"/>
  </office:automatic-styles>
  <office:body>
    <office:spreadsheet>
      <table:calculation-settings table:automatic-find-labels="false"/>
      <table:table table:name="Deconvolution-Conc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279765" calcext:value-type="float">
            <text:p>0,52798</text:p>
          </table:table-cell>
          <table:table-cell office:value-type="float" office:value="0.04575796" calcext:value-type="float">
            <text:p>0,04576</text:p>
          </table:table-cell>
          <table:table-cell office:value-type="float" office:value="0.001320167" calcext:value-type="float">
            <text:p>0,00132</text:p>
          </table:table-cell>
          <table:table-cell office:value-type="float" office:value="0.003186107" calcext:value-type="float">
            <text:p>0,00319</text:p>
          </table:table-cell>
          <table:table-cell office:value-type="float" office:value="48.53539" calcext:value-type="float">
            <text:p>48,5</text:p>
          </table:table-cell>
          <table:table-cell office:value-type="float" office:value="-503.9029" calcext:value-type="float">
            <text:p>-503,9</text:p>
          </table:table-cell>
          <table:table-cell office:value-type="float" office:value="0.0000000007084765" calcext:value-type="float">
            <text:p>7,08E-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46163" calcext:value-type="float">
            <text:p>0,40462</text:p>
          </table:table-cell>
          <table:table-cell office:value-type="float" office:value="0.003287048" calcext:value-type="float">
            <text:p>0,00329</text:p>
          </table:table-cell>
          <table:table-cell office:value-type="float" office:value="0.001698085" calcext:value-type="float">
            <text:p>0,00170</text:p>
          </table:table-cell>
          <table:table-cell office:value-type="float" office:value="0.04265917" calcext:value-type="float">
            <text:p>0,04266</text:p>
          </table:table-cell>
          <table:table-cell office:value-type="float" office:value="61.1699" calcext:value-type="float">
            <text:p>61,2</text:p>
          </table:table-cell>
          <table:table-cell office:value-type="float" office:value="-533.8475" calcext:value-type="float">
            <text:p>-533,8</text:p>
          </table:table-cell>
          <table:table-cell office:value-type="float" office:value="0.00000000285125" calcext:value-type="float">
            <text:p>2,85E-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517302" calcext:value-type="float">
            <text:p>0,95173</text:p>
          </table:table-cell>
          <table:table-cell office:value-type="float" office:value="0.06082161" calcext:value-type="float">
            <text:p>0,06082</text:p>
          </table:table-cell>
          <table:table-cell office:value-type="float" office:value="0.0007086062" calcext:value-type="float">
            <text:p>0,00071</text:p>
          </table:table-cell>
          <table:table-cell office:value-type="float" office:value="0.00274096" calcext:value-type="float">
            <text:p>0,00274</text:p>
          </table:table-cell>
          <table:table-cell office:value-type="float" office:value="32.69793" calcext:value-type="float">
            <text:p>32,7</text:p>
          </table:table-cell>
          <table:table-cell office:value-type="float" office:value="-454.0374" calcext:value-type="float">
            <text:p>-454,0</text:p>
          </table:table-cell>
          <table:table-cell office:value-type="float" office:value="0.000000012998" calcext:value-type="float">
            <text:p>1,30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18:33:10.767943309</dc:date>
    <dc:creator>Александр Александрович Бондарев</dc:creator>
    <meta:editing-duration>PT2M6S</meta:editing-duration>
    <meta:editing-cycles>1</meta:editing-cycles>
    <meta:generator>LibreOffice/5.2.7.2$Linux_X86_64 LibreOffice_project/20m0$Build-2</meta:generator>
    <meta:document-statistic meta:table-count="1" meta:cell-count="24" meta:object-count="0"/>
  </office:meta>
</office:document-meta>
</file>